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47d" officeooo:paragraph-rsid="00144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е в житті змінилося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7:02:47.057090806</meta:creation-date>
    <meta:generator>LibreOffice/6.4.7.2$Linux_X86_64 LibreOffice_project/40$Build-2</meta:generator>
    <dc:date>2021-06-23T17:03:51.919149946</dc:date>
    <meta:editing-duration>PT12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</office:meta>
</office:document-meta>
</file>